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185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3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/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6.4166666666667">
            <text:p>36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3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6.4166666666667">
            <text:p>76</text:p>
          </table:table-cell>
          <table:table-cell/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3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3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23.3333333333333">
            <text:p>23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3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58.3333333333333">
            <text:p>58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0.25">
            <text:p>20</text:p>
          </table:table-cell>
          <table:table-cell table:number-columns-repeated="2"/>
          <table:table-cell table:formula="oooc:=[.E18]+[.F18]+[.G18]" office:value-type="float" office:value="20.25">
            <text:p>2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9.5833333333333">
            <text:p>40</text:p>
          </table:table-cell>
          <table:table-cell/>
          <table:table-cell office:value-type="float" office:value="-5">
            <office:annotation draw:style-name="gr1" draw:text-style-name="P2" svg:width="2.894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34.5833333333333">
            <text:p>35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197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11" draw:text-style-name="P2" svg:width="3.147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7" draw:text-style-name="P2" svg:width="7.375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6" draw:text-style-name="P2" svg:width="9.744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6" draw:text-style-name="P2" svg:width="2.925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29" draw:text-style-name="P2" svg:width="4.253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0.95">
            <office:annotation draw:style-name="gr4" draw:text-style-name="P2" svg:width="6.432cm" svg:height="2.633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95%</text:p>
          </table:table-cell>
          <table:table-cell office:value-type="float" office:value="9">
            <office:annotation draw:style-name="gr12" draw:text-style-name="P2" svg:width="4.76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18" draw:text-style-name="P2" svg:width="4.872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22" draw:text-style-name="P2" svg:width="6.516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27" draw:text-style-name="P2" svg:width="5.346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27" draw:text-style-name="P2" svg:width="5.29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30" draw:text-style-name="P2" svg:width="6.042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6.4166666666667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2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3" draw:text-style-name="P2" svg:width="4.169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87cm" svg:height="2.176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23" draw:text-style-name="P2" svg:width="7.672cm" svg:height="2.003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28" draw:text-style-name="P2" svg:width="4.577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1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/>
          <table:table-cell table:number-columns-repeated="5"/>
          <table:table-cell office:value-type="float" office:value="0">
            <text:p>0</text:p>
          </table:table-cell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8">
            <office:annotation draw:style-name="gr6" draw:text-style-name="P2" svg:width="4.503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80%</text:p>
          </table:table-cell>
          <table:table-cell office:value-type="float" office:value="6">
            <office:annotation draw:style-name="gr14" draw:text-style-name="P2" svg:width="4.947cm" svg:height="2.943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6" draw:text-style-name="P2" svg:width="4.083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4" draw:text-style-name="P2" svg:width="4.529cm" svg:height="1.512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5">
            <office:annotation draw:style-name="gr1" draw:text-style-name="P2" svg:width="4.306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office:annotation draw:style-name="gr1" draw:text-style-name="P2" svg:width="2.894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5</text:p>
          </table:table-cell>
          <table:table-cell table:formula="oooc:=SUM([.D14:.I14])*5/6*[.C14]" office:value-type="float" office:value="23.3333333333333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 office:value-type="percentage" office:value="0.9">
            <office:annotation draw:style-name="gr7" draw:text-style-name="P2" svg:width="5.037cm" svg:height="2.571cm" svg:x="8.036cm" svg:y="6.563cm" draw:caption-point-x="-8.036cm" draw:caption-point-y="-6.563cm">
              <dc:date>2008-06-02T00:00:00</dc:date>
              <text:p text:style-name="P2">db.properties is not in the properties format</text:p>
              <text:p text:style-name="P2">No output with no arguments</text:p>
              <text:p text:style-name="P2">Wrong scores</text:p>
              <text:p text:style-name="P2">Extra stuff is being output</text:p>
              <text:p text:style-name="P2">HTML out is not supported</text:p>
            </office:annotation>
            <text:p>90%</text:p>
          </table:table-cell>
          <table:table-cell office:value-type="float" office:value="1">
            <office:annotation draw:style-name="gr1" draw:text-style-name="P2" svg:width="7.879cm" svg:height="0.991cm" svg:x="10.295cm" svg:y="6.563cm" draw:caption-point-x="-10.295cm" draw:caption-point-y="-6.563cm">
              <dc:date>2008-06-02T00:00:00</dc:date>
              <text:p text:style-name="P1"><text:span text:style-name="T1">No object model, Map&lt;Integer, String[]&gt; x3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19" draw:text-style-name="P2" svg:width="4.283cm" svg:height="2.176cm" svg:x="12.553cm" svg:y="6.563cm" draw:caption-point-x="-12.553cm" draw:caption-point-y="-6.563cm">
              <dc:date>2008-06-02T00:00:00</dc:date>
              <text:p text:style-name="P2">Static overuse</text:p>
              <text:p text:style-name="P2">Only God knows what are resultMap1, 2, and 3</text:p>
              <text:p text:style-name="P2">Lots of code duplication</text:p>
            </office:annotation>
            <text:p>4</text:p>
          </table:table-cell>
          <table:table-cell office:value-type="float" office:value="6">
            <office:annotation draw:style-name="gr1" draw:text-style-name="P2" svg:width="2.899cm" svg:height="1.781cm" svg:x="14.811cm" svg:y="6.563cm" draw:caption-point-x="-14.811cm" draw:caption-point-y="-6.563cm">
              <dc:date>2008-06-02T00:00:00</dc:date>
              <text:p text:style-name="P2">Gigantic arrays instead of collections</text:p>
              <text:p text:style-name="P2">No enums</text:p>
            </office:annotation>
            <text:p>6</text:p>
          </table:table-cell>
          <table:table-cell office:value-type="float" office:value="5">
            <office:annotation draw:style-name="gr1" draw:text-style-name="P2" svg:width="2.899cm" svg:height="2.966cm" svg:x="17.069cm" svg:y="6.563cm" draw:caption-point-x="-17.069cm" draw:caption-point-y="-6.563cm">
              <dc:date>2008-06-02T00:00:00</dc:date>
              <text:p text:style-name="P2">Autogenerated catches</text:p>
              <text:p text:style-name="P2">Loss of stack trace</text:p>
              <text:p text:style-name="P2">No proper closing of resources</text:p>
            </office:annotation>
            <text:p>5</text:p>
          </table:table-cell>
          <table:table-cell office:value-type="float" office:value="5">
            <office:annotation draw:style-name="gr1" draw:text-style-name="P2" svg:width="2.899cm" svg:height="0.991cm" svg:x="19.327cm" svg:y="6.563cm" draw:caption-point-x="-19.327cm" draw:caption-point-y="-6.563cm">
              <dc:date>2008-06-02T00:00:00</dc:date>
              <text:p text:style-name="P2">Hard to read</text:p>
              <text:p text:style-name="P2">spaghetti code</text:p>
            </office:annotation>
            <text:p>5</text:p>
          </table:table-cell>
          <table:table-cell office:value-type="float" office:value="6">
            <office:annotation draw:style-name="gr1" draw:text-style-name="P2" svg:width="2.899cm" svg:height="2.966cm" svg:x="21.585cm" svg:y="6.563cm" draw:caption-point-x="-21.585cm" draw:caption-point-y="-6.563cm">
              <dc:date>2008-06-02T00:00:00</dc:date>
              <text:p text:style-name="P2">Tests access the real DB</text:p>
              <text:p text:style-name="P2">Some code is tested, but tests' structure doesn't reflect the tested code well</text:p>
            </office:annotation>
            <text:p>6</text:p>
          </table:table-cell>
          <table:table-cell table:formula="oooc:=SUM([.D18:.I18])*5/6*[.C18]" office:value-type="float" office:value="20.25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 office:value-type="percentage" office:value="0.95">
            <office:annotation draw:style-name="gr8" draw:text-style-name="P2" svg:width="4.982cm" svg:height="3.756cm" svg:x="8.036cm" svg:y="8.812cm" draw:caption-point-x="-8.036cm" draw:caption-point-y="-8.812cm">
              <dc:date>2008-06-01T00:00:00</dc:date>
              <text:p text:style-name="P2">No DecathlonCalculator</text:p>
              <text:p text:style-name="P2">Had to fix file I/O myself</text:p>
              <text:p text:style-name="P2">Classpath resources had to be used only for resources</text:p>
            </office:annotation>
            <text:p>95%</text:p>
          </table:table-cell>
          <table:table-cell office:value-type="float" office:value="9">
            <office:annotation draw:style-name="gr15" draw:text-style-name="P2" svg:width="2.899cm" svg:height="2.571cm" svg:x="10.295cm" svg:y="8.812cm" draw:caption-point-x="-10.295cm" draw:caption-point-y="-8.812cm">
              <dc:date>2008-06-01T00:00:00</dc:date>
              <text:p text:style-name="P2">Could be a bit simpler</text:p>
              <text:p text:style-name="P2">DecathlonConstants is supposed to be an enum of events</text:p>
            </office:annotation>
            <text:p>9</text:p>
          </table:table-cell>
          <table:table-cell office:value-type="float" office:value="8">
            <office:annotation draw:style-name="gr7" draw:text-style-name="P2" svg:width="4.952cm" svg:height="3.361cm" svg:x="12.553cm" svg:y="8.812cm" draw:caption-point-x="-12.553cm" draw:caption-point-y="-8.812cm">
              <dc:date>2008-06-01T00:00:00</dc:date>
              <text:p text:style-name="P2">Not all aspects of importer/exporter are encapsulated</text:p>
              <text:p text:style-name="P2">Not very easy to add more implementations</text:p>
              <text:p text:style-name="P2">It is not obvious that summarize() will modify the passed collection</text:p>
            </office:annotation>
            <text:p>8</text:p>
          </table:table-cell>
          <table:table-cell office:value-type="float" office:value="9">
            <office:annotation draw:style-name="gr7" draw:text-style-name="P2" svg:width="4.841cm" svg:height="2.966cm" svg:x="14.811cm" svg:y="8.812cm" draw:caption-point-x="-14.811cm" draw:caption-point-y="-8.812cm">
              <dc:date>2008-06-01T00:00:00</dc:date>
              <text:p text:style-name="P2">Had to fix file I/O myself</text:p>
              <text:p text:style-name="P2">Classpath resources had to be used only for resources</text:p>
              <text:p text:style-name="P2">System.exit() is a bad idea</text:p>
              <text:p text:style-name="P2">Locale is not respected</text:p>
              <text:p text:style-name="P2">File.createTempFile() is better than UUID</text:p>
            </office:annotation>
            <text:p>9</text:p>
          </table:table-cell>
          <table:table-cell office:value-type="float" office:value="9">
            <office:annotation draw:style-name="gr1" draw:text-style-name="P2" svg:width="2.899cm" svg:height="0.991cm" svg:x="17.069cm" svg:y="8.812cm" draw:caption-point-x="-17.069cm" draw:caption-point-y="-8.812cm">
              <dc:date>2008-06-01T00:00:00</dc:date>
              <text:p text:style-name="P2">System.err must be used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office:annotation draw:style-name="gr1" draw:text-style-name="P2" svg:width="2.899cm" svg:height="2.176cm" svg:x="21.585cm" svg:y="8.812cm" draw:caption-point-x="-21.585cm" draw:caption-point-y="-8.812cm">
              <dc:date>2008-06-01T00:00:00</dc:date>
              <text:p text:style-name="P2">import/export tests don't really test anything except for crashes</text:p>
            </office:annotation>
            <text:p>5</text:p>
          </table:table-cell>
          <table:table-cell table:formula="oooc:=SUM([.D23:.I23])*5/6*[.C23]" office:value-type="float" office:value="39.5833333333333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9" draw:text-style-name="P2" svg:width="6.173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7" draw:text-style-name="P2" svg:width="6.618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20" draw:text-style-name="P2" svg:width="7.203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25" draw:text-style-name="P2" svg:width="7.593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2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6" draw:text-style-name="P2" svg:width="2.892cm" svg:height="1.386cm" svg:x="19.327cm" svg:y="9.262cm" draw:caption-point-x="-19.327cm" draw:caption-point-y="-9.262cm">
              <dc:date>2008-05-30T00:00:00</dc:date>
              <text:p text:style-name="P1"><text:span text:style-name="T1">Duplications reduce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2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10" draw:text-style-name="P2" svg:width="8.649cm" svg:height="2.785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16" draw:text-style-name="P2" svg:width="7.087cm" svg:height="1.385cm" svg:x="10.295cm" svg:y="9.712cm" draw:caption-point-x="-10.295cm" draw:caption-point-y="-9.712cm">
              <dc:date>2008-06-02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1" draw:text-style-name="P2" svg:width="4.661cm" svg:height="1.769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7" draw:text-style-name="P2" svg:width="7.504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5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87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00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6-02T00:19:34</dc:date>
    <dc:language>en-US</dc:language>
    <meta:editing-cycles>140</meta:editing-cycles>
    <meta:editing-duration>P4DT14H16M6S</meta:editing-duration>
    <meta:user-defined meta:name="Info 1"/>
    <meta:user-defined meta:name="Info 2"/>
    <meta:user-defined meta:name="Info 3"/>
    <meta:user-defined meta:name="Info 4"/>
    <meta:document-statistic meta:table-count="2" meta:cell-count="355"/>
  </office:meta>
</office:document-meta>
</file>